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15.6421666666667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2.921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Type 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 format</text:p>
          </table:table-cell>
          <table:table-cell office:value-type="string" table:style-name="ce1">
            <text:p>Desc</text:p>
          </table:table-cell>
          <table:table-cell office:value-type="string" table:style-name="ce1">
            <text:p>Affects</text:p>
          </table:table-cell>
          <table:table-cell office:value-type="string" table:style-name="ce1">
            <text:p>Middle</text:p>
          </table:table-cell>
          <table:table-cell office:value-type="string" table:style-name="ce1">
            <text:p>Multiple</text:p>
          </table:table-cell>
          <table:table-cell office:value-type="string" table:style-name="ce1">
            <text:p>Multiple format</text:p>
          </table:table-cell>
          <table:table-cell office:value-type="string" table:style-name="ce1">
            <text:p>Base value desc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Species district habitability</text:p>
          </table:table-cell>
          <table:table-cell office:value-type="string" table:style-name="ce2">
            <text:p>species_district_habitability@{star_system_id}@{tb_id}@{district_id}@{species_id}</text:p>
          </table:table-cell>
          <table:table-cell office:value-type="string" table:style-name="ce1">
            <text:p>Species district habitabil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species per district per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Base job resource upkeep</text:p>
          </table:table-cell>
          <table:table-cell office:value-type="string" table:style-name="ce2">
            <text:p>job_base_resource_upkeep@{job}@{resource}</text:p>
          </table:table-cell>
          <table:table-cell office:value-type="string" table:style-name="ce1">
            <text:p>How much of a resource a job needs for upkeep per individual.</text:p>
          </table:table-cell>
          <table:table-cell office:value-type="string" table:style-name="ce1">
            <text:p>(1101, [amount of workers]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all) jobs per (produced) resource.</text:p>
          </table:table-cell>
          <table:table-cell table:number-columns-repeated="16376" table:style-name="ce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Job-species resource upkeep</text:p>
          </table:table-cell>
          <table:table-cell office:value-type="string" table:style-name="ce3">
            <text:p>job_species_resource_upkeep@{star_system_id}@{tb_id}@{species_id}@{job_id}@{resource_id}</text:p>
          </table:table-cell>
          <table:table-cell office:value-type="string" table:style-name="ce1">
            <text:p>How much of a resource a job needs for upkeep.</text:p>
          </table:table-cell>
          <table:table-cell office:value-type="string" table:style-name="ce1">
            <text:p>(1102, 1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produced) resource per (present) job-species per (all)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Resource upkeep from jobs</text:p>
          </table:table-cell>
          <table:table-cell office:value-type="string" table:style-name="ce2">
            <text:p>resource_upkeep_from_jobs@{star_system_id}@{tb_id}@{resource_id}</text:p>
          </table:table-cell>
          <table:table-cell office:value-type="string" table:style-name="ce1">
            <text:p>How much of a resource all jobs need for upkeep.</text:p>
          </table:table-cell>
          <table:table-cell office:value-type="string" table:style-name="ce1">
            <text:p>(1300, -1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all) resource per (all)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Base job resource production</text:p>
          </table:table-cell>
          <table:table-cell office:value-type="string" table:style-name="ce2">
            <text:p>base_job_resource_production@{job}@{resource}</text:p>
          </table:table-cell>
          <table:table-cell office:value-type="string" table:style-name="ce1">
            <text:p>How much of a resource a job outputs per individual.</text:p>
          </table:table-cell>
          <table:table-cell office:value-type="string" table:style-name="ce1">
            <text:p>(1104, [amount of workers]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all) jobs per (produced) resource.</text:p>
          </table:table-cell>
          <table:table-cell table:number-columns-repeated="16376" table:style-name="ce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Job-species resource production</text:p>
          </table:table-cell>
          <table:table-cell office:value-type="string" table:style-name="ce2">
            <text:p>job_species_resource_production@{star_system_id}@{tb_id}@{species_id}@{job_id}@{resource_id}</text:p>
          </table:table-cell>
          <table:table-cell office:value-type="string" table:style-name="ce1">
            <text:p>How much of a resource a job and species combination are producing. There should be one modifier per resource produced per job per species per tb.</text:p>
          </table:table-cell>
          <table:table-cell office:value-type="string" table:style-name="ce1">
            <text:p>(1105, 1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produced) resource per (present) job-species per (all)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Resource production from jobs</text:p>
          </table:table-cell>
          <table:table-cell office:value-type="string" table:style-name="ce2">
            <text:p>resource_production_from_jobs@{star_system_id}@{tb_id}@{resource_id}</text:p>
          </table:table-cell>
          <table:table-cell office:value-type="string" table:style-name="ce1">
            <text:p>How much of a resource all jobs are producing</text:p>
          </table:table-cell>
          <table:table-cell office:value-type="string" table:style-name="ce1">
            <text:p>(1300, 1 F)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all) resource per (all)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Building produce</text:p>
          </table:table-cell>
          <table:table-cell office:value-type="string" table:style-name="ce2">
            <text:p>building_produce@{star_system_id}@{tb_id}@{district_id}@{building_id}@{product_id}</text:p>
          </table:table-cell>
          <table:table-cell office:value-type="string" table:style-name="ce1">
            <text:p>How much of a resource a building is producing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produced) resource per building</text:p>
          </table:table-cell>
          <table:table-cell table:number-columns-repeated="16376" table:style-name="ce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Building upkeep</text:p>
          </table:table-cell>
          <table:table-cell office:value-type="string" table:style-name="ce2">
            <text:p>building_upkeep@{star_system_id}@{tb_id}@{district_id}@{building_id}@{product_id}</text:p>
          </table:table-cell>
          <table:table-cell office:value-type="string" table:style-name="ce1">
            <text:p>How much of a resource a building needs for upkeep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upkeep) resource per building</text:p>
          </table:table-cell>
          <table:table-cell table:number-columns-repeated="16376" table:style-name="ce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Resource gain per week</text:p>
          </table:table-cell>
          <table:table-cell office:value-type="string" table:style-name="ce2">
            <text:p>resource@{star_system_id}@{tb_id}@{resource_id}</text:p>
          </table:table-cell>
          <table:table-cell office:value-type="string" table:style-name="ce1">
            <text:p>How much of a resource a tb gains every wee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resource per (all) settled tb</text:p>
          </table:table-cell>
          <table:table-cell table:number-columns-repeated="16376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Alfred Svensson</meta:initial-creator>
    <dc:creator>Alfred Svensson</dc:creator>
    <meta:creation-date>2025-04-16T08:45:34Z</meta:creation-date>
    <dc:date>2025-04-18T14:13:55Z</dc:date>
  </office:meta>
</office:document-meta>
</file>